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BlinkMacSystemFont, 'Segoe UI', Roboto, Oxygen, Ubuntu, Cantarell, 'Fira Sans', 'Droid Sans', 'Helvetica Neue', sans-sans"/>
    <style:font-face style:name="Lohit Devanagari2" svg:font-family="'Lohit Devanagari'"/>
    <style:font-face style:name="arial" svg:font-family="arial, sans-serif"/>
    <style:font-face style:name="sans-serif" svg:font-family="sans-serif"/>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erif1" svg:font-family="'Liberation Serif', 'Times New Roman'"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officeooo:rsid="001118f6" officeooo:paragraph-rsid="001118f6" style:font-size-asian="19.25pt" style:font-size-complex="22pt"/>
    </style:style>
    <style:style style:name="P2" style:family="paragraph" style:parent-style-name="Standard">
      <style:text-properties fo:font-size="22pt" officeooo:rsid="00145ad2" officeooo:paragraph-rsid="00145ad2" style:font-size-asian="19.25pt" style:font-size-complex="22pt"/>
    </style:style>
    <style:style style:name="P3" style:family="paragraph" style:parent-style-name="Standard">
      <style:text-properties fo:font-size="22pt" officeooo:rsid="00175d16" officeooo:paragraph-rsid="00175d16" style:font-size-asian="19.25pt" style:font-size-complex="22pt"/>
    </style:style>
    <style:style style:name="P4" style:family="paragraph" style:parent-style-name="Standard">
      <style:text-properties officeooo:paragraph-rsid="00145ad2"/>
    </style:style>
    <style:style style:name="P5" style:family="paragraph" style:parent-style-name="Standard">
      <style:text-properties fo:font-variant="normal" fo:text-transform="none" fo:color="#202122" fo:font-size="22pt" fo:letter-spacing="normal" officeooo:rsid="00175d16" officeooo:paragraph-rsid="00175d16" style:font-name-asian="sans-serif" style:font-size-asian="22pt" style:font-style-asian="normal" style:font-weight-asian="normal" style:font-size-complex="22pt"/>
    </style:style>
    <style:style style:name="P6" style:family="paragraph" style:parent-style-name="Standard">
      <style:text-properties fo:font-variant="normal" fo:text-transform="none" fo:color="#202122" fo:font-size="22pt" fo:letter-spacing="normal" officeooo:rsid="001a2112" officeooo:paragraph-rsid="001a2112" style:font-name-asian="sans-serif" style:font-size-asian="22pt" style:font-style-asian="normal" style:font-weight-asian="normal" style:font-size-complex="22pt"/>
    </style:style>
    <style:style style:name="P7" style:family="paragraph" style:parent-style-name="Standard">
      <style:text-properties fo:font-variant="normal" fo:text-transform="none" fo:color="#202122" fo:font-size="22pt" fo:letter-spacing="normal" officeooo:rsid="001b16f6" officeooo:paragraph-rsid="001b16f6" style:font-name-asian="sans-serif" style:font-size-asian="22pt" style:font-style-asian="normal" style:font-weight-asian="normal" style:font-size-complex="22pt"/>
    </style:style>
    <style:style style:name="P8" style:family="paragraph" style:parent-style-name="Standard">
      <style:text-properties fo:font-variant="normal" fo:text-transform="none" fo:color="#202122" fo:font-size="22pt" fo:letter-spacing="normal" officeooo:rsid="001ce800" officeooo:paragraph-rsid="001ce800" style:font-name-asian="sans-serif" style:font-size-asian="22pt" style:font-style-asian="normal" style:font-weight-asian="normal" style:font-size-complex="22pt"/>
    </style:style>
    <style:style style:name="P9" style:family="paragraph" style:parent-style-name="Standard">
      <style:text-properties fo:font-variant="normal" fo:text-transform="none" fo:color="#202122" fo:font-size="22pt" fo:letter-spacing="normal" officeooo:rsid="001d595d" officeooo:paragraph-rsid="001d595d" style:font-name-asian="sans-serif" style:font-size-asian="22pt" style:font-style-asian="normal" style:font-weight-asian="normal" style:font-size-complex="22pt"/>
    </style:style>
    <style:style style:name="P10" style:family="paragraph" style:parent-style-name="Standard">
      <style:text-properties fo:font-variant="normal" fo:text-transform="none" fo:color="#202122" fo:font-size="22pt" fo:letter-spacing="normal" officeooo:rsid="00202a77" officeooo:paragraph-rsid="00202a77" style:font-name-asian="sans-serif" style:font-size-asian="22pt" style:font-style-asian="normal" style:font-weight-asian="normal" style:font-size-complex="22pt"/>
    </style:style>
    <style:style style:name="P11" style:family="paragraph" style:parent-style-name="Standard">
      <style:text-properties fo:font-variant="normal" fo:text-transform="none" fo:color="#202122" fo:font-size="22pt" fo:letter-spacing="normal" officeooo:rsid="00221489" officeooo:paragraph-rsid="00221489" style:font-name-asian="sans-serif" style:font-size-asian="22pt" style:font-style-asian="normal" style:font-weight-asian="normal" style:font-size-complex="22pt"/>
    </style:style>
    <style:style style:name="P12" style:family="paragraph" style:parent-style-name="Standard">
      <style:text-properties fo:font-variant="normal" fo:text-transform="none" fo:color="#202122" fo:font-size="22pt" fo:letter-spacing="normal" officeooo:rsid="00221489" officeooo:paragraph-rsid="0024a2a0" style:font-name-asian="sans-serif" style:font-size-asian="22pt" style:font-style-asian="normal" style:font-weight-asian="normal" style:font-size-complex="22pt"/>
    </style:style>
    <style:style style:name="P13" style:family="paragraph" style:parent-style-name="Standard">
      <style:text-properties fo:font-variant="normal" fo:text-transform="none" fo:color="#202122" fo:font-size="22pt" fo:letter-spacing="normal" officeooo:rsid="0024a2a0" officeooo:paragraph-rsid="0024a2a0" style:font-name-asian="sans-serif" style:font-size-asian="22pt" style:font-style-asian="normal" style:font-weight-asian="normal" style:font-size-complex="22pt"/>
    </style:style>
    <style:style style:name="P14" style:family="paragraph" style:parent-style-name="Standard">
      <style:text-properties fo:font-variant="normal" fo:text-transform="none" fo:color="#202122" fo:font-size="22pt" fo:letter-spacing="normal" officeooo:rsid="0024a2a0" officeooo:paragraph-rsid="0024ea80" style:font-name-asian="sans-serif" style:font-size-asian="22pt" style:font-style-asian="normal" style:font-weight-asian="normal" style:font-size-complex="22pt"/>
    </style:style>
    <style:style style:name="P15" style:family="paragraph" style:parent-style-name="Standard">
      <style:text-properties fo:font-variant="normal" fo:text-transform="none" fo:color="#202122" fo:font-size="22pt" fo:letter-spacing="normal" officeooo:rsid="0024ea80" officeooo:paragraph-rsid="0024ea80" style:font-name-asian="sans-serif" style:font-size-asian="22pt" style:font-style-asian="normal" style:font-weight-asian="normal" style:font-size-complex="22pt"/>
    </style:style>
    <style:style style:name="P16" style:family="paragraph" style:parent-style-name="Standard">
      <style:text-properties fo:font-variant="normal" fo:text-transform="none" fo:color="#202122" fo:font-size="22pt" fo:letter-spacing="normal" officeooo:rsid="002537c7" officeooo:paragraph-rsid="002537c7" style:font-name-asian="sans-serif" style:font-size-asian="22pt" style:font-style-asian="normal" style:font-weight-asian="normal" style:font-size-complex="22pt"/>
    </style:style>
    <style:style style:name="P17" style:family="paragraph" style:parent-style-name="Standard">
      <style:text-properties fo:font-variant="normal" fo:text-transform="none" fo:color="#202122" fo:font-size="22pt" fo:letter-spacing="normal" officeooo:rsid="002537c7" officeooo:paragraph-rsid="0026fa17" style:font-name-asian="sans-serif" style:font-size-asian="22pt" style:font-style-asian="normal" style:font-weight-asian="normal" style:font-size-complex="22pt"/>
    </style:style>
    <style:style style:name="P18" style:family="paragraph" style:parent-style-name="Standard">
      <style:text-properties fo:font-variant="normal" fo:text-transform="none" fo:color="#202122" fo:font-size="22pt" fo:letter-spacing="normal" officeooo:rsid="0027806b" officeooo:paragraph-rsid="0027806b" style:font-name-asian="sans-serif" style:font-size-asian="22pt" style:font-style-asian="normal" style:font-weight-asian="normal" style:font-size-complex="22pt"/>
    </style:style>
    <style:style style:name="P19" style:family="paragraph" style:parent-style-name="Standard">
      <style:text-properties fo:font-variant="normal" fo:text-transform="none" fo:color="#202122" fo:font-size="22pt" fo:letter-spacing="normal" officeooo:rsid="00279c80" officeooo:paragraph-rsid="00279c80" style:font-name-asian="sans-serif" style:font-size-asian="22pt" style:font-style-asian="normal" style:font-weight-asian="normal" style:font-size-complex="22pt"/>
    </style:style>
    <style:style style:name="P20" style:family="paragraph" style:parent-style-name="Standard">
      <style:text-properties fo:font-variant="normal" fo:text-transform="none" fo:color="#202122" fo:font-size="22pt" fo:letter-spacing="normal" officeooo:rsid="00283a31" officeooo:paragraph-rsid="00283a31" style:font-name-asian="sans-serif" style:font-size-asian="22pt" style:font-style-asian="normal" style:font-weight-asian="normal" style:font-size-complex="22pt"/>
    </style:style>
    <style:style style:name="P21" style:family="paragraph" style:parent-style-name="Standard">
      <style:text-properties fo:font-variant="normal" fo:text-transform="none" fo:color="#202122" fo:font-size="22pt" fo:letter-spacing="normal" officeooo:rsid="002a2dca" officeooo:paragraph-rsid="002a2dca" style:font-name-asian="sans-serif" style:font-size-asian="22pt" style:font-style-asian="normal" style:font-weight-asian="normal" style:font-size-complex="22pt"/>
    </style:style>
    <style:style style:name="P22" style:family="paragraph" style:parent-style-name="Standard">
      <style:text-properties fo:font-variant="normal" fo:text-transform="none" fo:color="#202122" fo:font-size="22pt" fo:letter-spacing="normal" officeooo:rsid="002c5578" officeooo:paragraph-rsid="002c5578" style:font-name-asian="sans-serif" style:font-size-asian="22pt" style:font-style-asian="normal" style:font-weight-asian="normal" style:font-size-complex="22pt"/>
    </style:style>
    <style:style style:name="P23" style:family="paragraph" style:parent-style-name="Standard">
      <style:text-properties fo:font-variant="normal" fo:text-transform="none" fo:color="#202122" fo:font-size="22pt" fo:letter-spacing="normal" officeooo:rsid="002c5578" officeooo:paragraph-rsid="002f13ee" style:font-name-asian="sans-serif" style:font-size-asian="22pt" style:font-style-asian="normal" style:font-weight-asian="normal" style:font-size-complex="22pt"/>
    </style:style>
    <style:style style:name="P24" style:family="paragraph" style:parent-style-name="Standard">
      <style:text-properties fo:font-variant="normal" fo:text-transform="none" fo:color="#202122" fo:font-size="22pt" fo:letter-spacing="normal" officeooo:rsid="00175d16" officeooo:paragraph-rsid="00175d16" style:font-name-asian="sans-serif" style:font-size-asian="11.25pt" style:font-style-asian="normal" style:font-weight-asian="normal" style:font-size-complex="22pt"/>
    </style:style>
    <style:style style:name="P25" style:family="paragraph" style:parent-style-name="Standard">
      <style:text-properties fo:font-variant="normal" fo:text-transform="none" fo:color="#202122" fo:font-size="22pt" fo:letter-spacing="normal" officeooo:rsid="0019c07d" officeooo:paragraph-rsid="0019c07d" style:font-name-asian="sans-serif" style:font-size-asian="11.25pt" style:font-style-asian="normal" style:font-weight-asian="normal" style:font-size-complex="22pt"/>
    </style:style>
    <style:style style:name="P26" style:family="paragraph" style:parent-style-name="Standard">
      <style:text-properties fo:font-variant="normal" fo:text-transform="none" fo:color="#202122" fo:font-size="22pt" fo:letter-spacing="normal" officeooo:rsid="001a2112" officeooo:paragraph-rsid="001a2112" style:font-name-asian="sans-serif" style:font-size-asian="11.25pt" style:font-style-asian="normal" style:font-weight-asian="normal" style:font-size-complex="22pt"/>
    </style:style>
    <style:style style:name="P27" style:family="paragraph" style:parent-style-name="Standard">
      <style:text-properties fo:font-variant="normal" fo:text-transform="none" fo:color="#202122" fo:font-size="22pt" fo:letter-spacing="normal" officeooo:rsid="001b16f6" officeooo:paragraph-rsid="001b16f6" style:font-name-asian="sans-serif" style:font-size-asian="11.25pt" style:font-style-asian="normal" style:font-weight-asian="normal" style:font-size-complex="22pt"/>
    </style:style>
    <style:style style:name="P28" style:family="paragraph" style:parent-style-name="Standard">
      <style:text-properties fo:font-variant="normal" fo:text-transform="none" fo:color="#202122" fo:font-size="22pt" fo:letter-spacing="normal" officeooo:paragraph-rsid="002a2dca"/>
    </style:style>
    <style:style style:name="P29" style:family="paragraph" style:parent-style-name="Text_20_body">
      <style:text-properties fo:font-variant="normal" fo:text-transform="none" fo:color="#202122" fo:font-size="22pt" fo:letter-spacing="normal" officeooo:rsid="00175d16" officeooo:paragraph-rsid="00175d16" style:font-name-asian="sans-serif" style:font-size-asian="22pt" style:font-style-asian="normal" style:font-weight-asian="normal" style:font-size-complex="22pt"/>
    </style:style>
    <style:style style:name="P30" style:family="paragraph" style:parent-style-name="Text_20_body">
      <style:text-properties fo:font-variant="normal" fo:text-transform="none" fo:color="#202122" style:font-name="sans-serif" fo:font-size="10.5pt" fo:letter-spacing="normal" fo:font-style="normal" fo:font-weight="normal" officeooo:rsid="002a2dca" officeooo:paragraph-rsid="002a2dca" style:font-name-asian="sans-serif" style:font-size-asian="22pt" style:font-style-asian="normal" style:font-weight-asian="normal" style:font-size-complex="22pt"/>
    </style:style>
    <style:style style:name="P31" style:family="paragraph" style:parent-style-name="Text_20_body">
      <style:text-properties fo:font-variant="normal" fo:text-transform="none" fo:color="#202122" style:font-name="sans-serif" fo:font-size="10.5pt" fo:letter-spacing="normal" fo:font-style="normal" fo:font-weight="normal" officeooo:rsid="002c5578" officeooo:paragraph-rsid="002c5578" style:font-name-asian="sans-serif" style:font-size-asian="22pt" style:font-style-asian="normal" style:font-weight-asian="normal" style:font-size-complex="22pt"/>
    </style:style>
    <style:style style:name="P32" style:family="paragraph" style:parent-style-name="Text_20_body">
      <style:paragraph-properties fo:margin-left="0in" fo:margin-right="0in" fo:orphans="2" fo:widows="2" fo:text-indent="0in" style:auto-text-indent="false"/>
      <style:text-properties fo:font-variant="normal" fo:text-transform="none" fo:color="#202122" fo:font-size="22pt" fo:letter-spacing="normal" style:font-size-asian="22pt" style:font-size-complex="22pt"/>
    </style:style>
    <style:style style:name="P33" style:family="paragraph" style:parent-style-name="Text_20_body">
      <style:paragraph-properties fo:margin-left="0in" fo:margin-right="0in" fo:orphans="2" fo:widows="2" fo:text-indent="0in" style:auto-text-indent="false"/>
      <style:text-properties fo:font-variant="normal" fo:text-transform="none" fo:color="#202122" style:font-name="sans-serif" fo:font-size="10.5pt" fo:letter-spacing="normal" fo:font-style="normal" fo:font-weight="normal"/>
    </style:style>
    <style:style style:name="P34" style:family="paragraph" style:parent-style-name="Text_20_body">
      <style:paragraph-properties fo:margin-left="0in" fo:margin-right="0in" fo:orphans="2" fo:widows="2" fo:text-indent="0in" style:auto-text-indent="false"/>
    </style:style>
    <style:style style:name="P35" style:family="paragraph" style:parent-style-name="Text_20_body">
      <style:paragraph-properties fo:margin-left="0in" fo:margin-right="0in" fo:line-height="100%" fo:orphans="2" fo:widows="2" fo:text-indent="0in" style:auto-text-indent="false"/>
    </style:style>
    <style:style style:name="P36" style:family="paragraph" style:parent-style-name="Heading_20_3">
      <style:text-properties fo:font-variant="normal" fo:text-transform="none" fo:color="#202122" fo:font-size="22pt" fo:letter-spacing="normal" officeooo:rsid="002a2dca" officeooo:paragraph-rsid="002a2dca" style:font-name-asian="sans-serif" style:font-size-asian="22pt" style:font-style-asian="normal" style:font-weight-asian="normal" style:font-size-complex="22pt"/>
    </style:style>
    <style:style style:name="P37" style:family="paragraph" style:parent-style-name="Heading_20_3">
      <style:text-properties fo:font-variant="normal" fo:text-transform="none" fo:color="#000000" style:font-name="sans-serif" fo:font-size="10.5pt" fo:letter-spacing="normal" fo:font-style="normal" fo:font-weight="normal" officeooo:rsid="002a2dca" officeooo:paragraph-rsid="002a2dca" style:font-name-asian="sans-serif" style:font-size-asian="22pt" style:font-style-asian="normal" style:font-weight-asian="normal" style:font-size-complex="22pt"/>
    </style:style>
    <style:style style:name="P38" style:family="paragraph" style:parent-style-name="Standard">
      <style:text-properties fo:font-variant="normal" fo:text-transform="none" fo:color="#ea4335" style:font-name="arial" fo:font-size="12pt" fo:letter-spacing="normal" fo:font-style="normal" fo:font-weight="normal" officeooo:rsid="002a2dca" officeooo:paragraph-rsid="002a2dca" style:font-name-asian="sans-serif" style:font-size-asian="22pt" style:font-style-asian="normal" style:font-weight-asian="normal" style:font-size-complex="22pt"/>
    </style:style>
    <style:style style:name="P39" style:family="paragraph" style:parent-style-name="Standard">
      <style:text-properties fo:font-variant="normal" fo:text-transform="none" fo:color="#ea4335" style:font-name="arial" fo:font-size="12pt" fo:letter-spacing="normal" fo:font-style="normal" fo:font-weight="normal" officeooo:rsid="00283a31" officeooo:paragraph-rsid="00283a31" style:font-name-asian="sans-serif" style:font-size-asian="22pt" style:font-style-asian="normal" style:font-weight-asian="normal" style:font-size-complex="22pt"/>
    </style:style>
    <style:style style:name="P40" style:family="paragraph" style:parent-style-name="Standard">
      <style:text-properties fo:font-variant="normal" fo:text-transform="none" fo:color="#202122" style:font-name="sans-serif" fo:font-size="10.5pt" fo:letter-spacing="normal" fo:font-style="normal" fo:font-weight="normal" officeooo:rsid="002a2dca" officeooo:paragraph-rsid="002a2dca" style:font-name-asian="sans-serif" style:font-size-asian="22pt" style:font-style-asian="normal" style:font-weight-asian="normal" style:font-size-complex="22pt"/>
    </style:style>
    <style:style style:name="P41" style:family="paragraph" style:parent-style-name="Standard">
      <style:text-properties fo:font-variant="normal" fo:text-transform="none" fo:color="#202122" fo:font-size="22pt" fo:letter-spacing="normal" officeooo:rsid="00341126" officeooo:paragraph-rsid="00341126" style:font-name-asian="sans-serif" style:font-size-asian="22pt" style:font-style-asian="normal" style:font-weight-asian="normal" style:font-size-complex="22pt"/>
    </style:style>
    <style:style style:name="P42" style:family="paragraph" style:parent-style-name="Standard">
      <style:text-properties fo:font-variant="normal" fo:text-transform="none" fo:color="#202122" fo:font-size="22pt" fo:letter-spacing="normal" officeooo:rsid="00358e68" officeooo:paragraph-rsid="00358e68" style:font-name-asian="sans-serif" style:font-size-asian="22pt" style:font-style-asian="normal" style:font-weight-asian="normal" style:font-size-complex="22pt"/>
    </style:style>
    <style:style style:name="P43" style:family="paragraph" style:parent-style-name="Standard">
      <style:text-properties fo:font-variant="normal" fo:text-transform="none" fo:color="#202122" fo:font-size="22pt" fo:letter-spacing="normal" officeooo:rsid="00372b6a" officeooo:paragraph-rsid="00372b6a" style:font-name-asian="sans-serif" style:font-size-asian="22pt" style:font-style-asian="normal" style:font-weight-asian="normal" style:font-size-complex="22pt"/>
    </style:style>
    <style:style style:name="P44" style:family="paragraph" style:parent-style-name="Standard">
      <style:text-properties fo:font-variant="normal" fo:text-transform="none" fo:color="#202122" fo:font-size="22pt" fo:letter-spacing="normal" officeooo:rsid="0037d181" officeooo:paragraph-rsid="0037d181" style:font-name-asian="sans-serif" style:font-size-asian="22pt" style:font-style-asian="normal" style:font-weight-asian="normal" style:font-size-complex="22pt"/>
    </style:style>
    <style:style style:name="P45" style:family="paragraph" style:parent-style-name="Standard">
      <style:text-properties fo:font-variant="normal" fo:text-transform="none" fo:color="#202122" fo:font-size="22pt" fo:letter-spacing="normal" officeooo:rsid="0037d181" officeooo:paragraph-rsid="003a294e" style:font-name-asian="sans-serif" style:font-size-asian="22pt" style:font-style-asian="normal" style:font-weight-asian="normal" style:font-size-complex="22pt"/>
    </style:style>
    <style:style style:name="P46" style:family="paragraph" style:parent-style-name="Standard">
      <style:text-properties fo:font-variant="normal" fo:text-transform="none" fo:color="#202122" fo:font-size="22pt" fo:letter-spacing="normal" officeooo:rsid="0037d181" officeooo:paragraph-rsid="003c2478" style:font-name-asian="sans-serif" style:font-size-asian="22pt" style:font-style-asian="normal" style:font-weight-asian="normal" style:font-size-complex="22pt"/>
    </style:style>
    <style:style style:name="P47" style:family="paragraph" style:parent-style-name="Standard">
      <style:text-properties fo:font-variant="normal" fo:text-transform="none" fo:color="#202122" fo:font-size="22pt" fo:letter-spacing="normal" officeooo:rsid="003e48d1" officeooo:paragraph-rsid="003e48d1" style:font-name-asian="sans-serif" style:font-size-asian="22pt" style:font-style-asian="normal" style:font-weight-asian="normal" style:font-size-complex="22pt"/>
    </style:style>
    <style:style style:name="P48" style:family="paragraph" style:parent-style-name="Standard">
      <style:text-properties fo:font-variant="normal" fo:text-transform="none" fo:color="#202122" fo:font-size="22pt" fo:letter-spacing="normal" officeooo:rsid="0040334d" officeooo:paragraph-rsid="0040334d" style:font-name-asian="sans-serif" style:font-size-asian="22pt" style:font-style-asian="normal" style:font-weight-asian="normal" style:font-size-complex="22pt"/>
    </style:style>
    <style:style style:name="P49" style:family="paragraph" style:parent-style-name="Standard">
      <style:text-properties fo:font-variant="normal" fo:text-transform="none" fo:color="#202122" fo:font-size="22pt" fo:letter-spacing="normal" officeooo:rsid="004187c5" officeooo:paragraph-rsid="004187c5" style:font-name-asian="sans-serif" style:font-size-asian="22pt" style:font-style-asian="normal" style:font-weight-asian="normal" style:font-size-complex="22pt"/>
    </style:style>
    <style:style style:name="P50" style:family="paragraph" style:parent-style-name="Standard">
      <style:text-properties fo:font-variant="normal" fo:text-transform="none" fo:color="#202122" fo:font-size="22pt" fo:letter-spacing="normal" officeooo:rsid="00420cfe" officeooo:paragraph-rsid="00420cfe" style:font-name-asian="sans-serif" style:font-size-asian="22pt" style:font-style-asian="normal" style:font-weight-asian="normal" style:font-size-complex="22pt"/>
    </style:style>
    <style:style style:name="P51" style:family="paragraph" style:parent-style-name="Standard">
      <style:text-properties fo:font-variant="normal" fo:text-transform="none" fo:color="#202122" fo:font-size="22pt" fo:letter-spacing="normal" officeooo:rsid="00358e68" officeooo:paragraph-rsid="00358e68" style:font-name-asian="sans-serif" style:font-size-asian="19.25pt" style:font-style-asian="normal" style:font-weight-asian="normal" style:font-size-complex="22pt"/>
    </style:style>
    <style:style style:name="P52" style:family="paragraph" style:parent-style-name="Standard">
      <style:text-properties fo:font-variant="normal" fo:text-transform="none" fo:color="#202122" fo:font-size="22pt" fo:letter-spacing="normal" officeooo:rsid="00367cbd" officeooo:paragraph-rsid="00367cbd" style:font-name-asian="sans-serif" style:font-size-asian="19.25pt" style:font-style-asian="normal" style:font-weight-asian="normal" style:font-size-complex="22pt"/>
    </style:style>
    <style:style style:name="P53" style:family="paragraph" style:parent-style-name="Standard">
      <style:text-properties fo:font-variant="normal" fo:text-transform="none" fo:color="#202122" fo:font-size="22pt" fo:letter-spacing="normal" officeooo:rsid="00372b6a" officeooo:paragraph-rsid="00372b6a" style:font-name-asian="sans-serif" style:font-size-asian="19.25pt" style:font-style-asian="normal" style:font-weight-asian="normal" style:font-size-complex="22pt"/>
    </style:style>
    <style:style style:name="P54" style:family="paragraph" style:parent-style-name="Text_20_body">
      <style:text-properties fo:font-variant="normal" fo:text-transform="none" fo:color="#202122" fo:font-size="22pt" fo:letter-spacing="normal" officeooo:rsid="00420cfe" officeooo:paragraph-rsid="00420cfe" style:font-name-asian="sans-serif" style:font-size-asian="22pt" style:font-style-asian="normal" style:font-weight-asian="normal" style:font-size-complex="22pt"/>
    </style:style>
    <style:style style:name="P55" style:family="paragraph" style:parent-style-name="Text_20_body" style:list-style-name="L1">
      <style:paragraph-properties fo:margin-top="0in" fo:margin-bottom="0in" loext:contextual-spacing="false" fo:orphans="2" fo:widows="2" fo:padding="0in" fo:border="none"/>
      <style:text-properties fo:font-variant="normal" fo:text-transform="none" fo:color="#202122" style:font-name="sans-serif" fo:font-size="10.5pt" fo:letter-spacing="normal" fo:font-style="normal" fo:font-weight="normal"/>
    </style:style>
    <style:style style:name="P56" style:family="paragraph" style:parent-style-name="Text_20_body" style:list-style-name="L3">
      <style:paragraph-properties fo:margin-top="0in" fo:margin-bottom="0in" loext:contextual-spacing="false" fo:orphans="2" fo:widows="2" fo:padding="0in" fo:border="none"/>
      <style:text-properties fo:font-variant="normal" fo:text-transform="none" fo:color="#202122" style:font-name="sans-serif" fo:font-size="10.5pt" fo:letter-spacing="normal" fo:font-style="normal" fo:font-weight="normal"/>
    </style:style>
    <style:style style:name="P57" style:family="paragraph" style:parent-style-name="Text_20_body" style:list-style-name="L4">
      <style:paragraph-properties fo:margin-top="0in" fo:margin-bottom="0in" loext:contextual-spacing="false" fo:orphans="2" fo:widows="2" fo:padding="0in" fo:border="none"/>
      <style:text-properties fo:font-variant="normal" fo:text-transform="none" fo:color="#202122" style:font-name="sans-serif" fo:font-size="10.5pt" fo:letter-spacing="normal" fo:font-style="normal" fo:font-weight="normal"/>
    </style:style>
    <style:style style:name="P58" style:family="paragraph" style:parent-style-name="Text_20_body" style:list-style-name="L5">
      <style:paragraph-properties fo:margin-top="0in" fo:margin-bottom="0in" loext:contextual-spacing="false" fo:orphans="2" fo:widows="2" fo:padding="0in" fo:border="none"/>
      <style:text-properties fo:font-variant="normal" fo:text-transform="none" fo:color="#202122" style:font-name="sans-serif" fo:font-size="10.5pt" fo:letter-spacing="normal" fo:font-style="normal" fo:font-weight="normal"/>
    </style:style>
    <style:style style:name="P59" style:family="paragraph" style:parent-style-name="Text_20_body" style:list-style-name="L1">
      <style:paragraph-properties fo:margin-top="0in" fo:margin-bottom="0in" loext:contextual-spacing="false" fo:orphans="2" fo:widows="2" fo:padding="0in" fo:border="none"/>
      <style:text-properties fo:font-variant="normal" fo:text-transform="none" fo:color="#202122" fo:font-size="10.5pt" fo:letter-spacing="normal"/>
    </style:style>
    <style:style style:name="P60" style:family="paragraph" style:parent-style-name="Text_20_body">
      <style:paragraph-properties fo:margin-top="0in" fo:margin-bottom="0in" loext:contextual-spacing="false" fo:orphans="2" fo:widows="2" fo:padding="0in" fo:border="none"/>
    </style:style>
    <style:style style:name="P61" style:family="paragraph" style:parent-style-name="Text_20_body" style:list-style-name="L2">
      <style:paragraph-properties fo:margin-top="0in" fo:margin-bottom="0in" loext:contextual-spacing="false" fo:orphans="2" fo:widows="2" fo:padding="0in" fo:border="none"/>
    </style:style>
    <style:style style:name="P62" style:family="paragraph" style:parent-style-name="Text_20_body" style:list-style-name="L6">
      <style:paragraph-properties fo:margin-top="0in" fo:margin-bottom="0in" loext:contextual-spacing="false" fo:orphans="2" fo:widows="2" fo:padding="0in" fo:border="none"/>
    </style:style>
    <style:style style:name="P63" style:family="paragraph" style:parent-style-name="Text_20_body">
      <style:paragraph-properties fo:margin-top="0in" fo:margin-bottom="0in" loext:contextual-spacing="false" fo:orphans="2" fo:widows="2" fo:padding="0in" fo:border="none"/>
      <style:text-properties fo:font-size="22pt" officeooo:rsid="00420cfe" officeooo:paragraph-rsid="00420cfe" style:font-size-asian="19.25pt" style:font-size-complex="22pt"/>
    </style:style>
    <style:style style:name="P64" style:family="paragraph" style:parent-style-name="Text_20_body">
      <style:paragraph-properties fo:margin-top="0in" fo:margin-bottom="0in" loext:contextual-spacing="false" fo:orphans="2" fo:widows="2" fo:padding="0in" fo:border="none"/>
      <style:text-properties fo:font-size="22pt" officeooo:rsid="00427a8a" officeooo:paragraph-rsid="00427a8a" style:font-size-asian="19.25pt" style:font-size-complex="22pt"/>
    </style:style>
    <style:style style:name="P65"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66"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202122" style:font-name="sans-serif" fo:font-size="10.5pt" fo:letter-spacing="normal" fo:font-style="normal" fo:font-weight="normal"/>
    </style:style>
    <style:style style:name="P67"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02122" style:font-name="sans-serif" fo:font-size="10.5pt" fo:letter-spacing="normal" fo:font-style="normal" fo:font-weight="normal"/>
    </style:style>
    <style:style style:name="P68"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202122" style:font-name="sans-serif" fo:font-size="10.5pt" fo:letter-spacing="normal" fo:font-style="normal" fo:font-weight="normal"/>
    </style:style>
    <style:style style:name="T1" style:family="text">
      <style:text-properties fo:font-size="22pt" officeooo:rsid="00145ad2" style:font-size-asian="19.25pt" style:font-size-complex="22pt"/>
    </style:style>
    <style:style style:name="T2" style:family="text">
      <style:text-properties fo:font-size="22pt" officeooo:rsid="00159d81" style:font-size-asian="19.25pt" style:font-size-complex="22pt"/>
    </style:style>
    <style:style style:name="T3" style:family="text">
      <style:text-properties officeooo:rsid="00159d81"/>
    </style:style>
    <style:style style:name="T4" style:family="text">
      <style:text-properties fo:font-variant="normal" fo:text-transform="none" fo:color="#202122" fo:letter-spacing="normal" style:font-name-asian="sans-serif" style:font-size-asian="22pt" style:font-style-asian="normal" style:font-weight-asian="normal"/>
    </style:style>
    <style:style style:name="T5" style:family="text">
      <style:text-properties fo:font-variant="normal" fo:text-transform="none" fo:color="#202122" style:font-name="sans-serif" fo:font-size="10.5pt" fo:letter-spacing="normal" fo:font-style="normal" fo:font-weight="normal"/>
    </style:style>
    <style:style style:name="T6" style:family="text">
      <style:text-properties fo:font-variant="normal" fo:text-transform="none" fo:color="#0645ad" style:text-line-through-style="none" style:text-line-through-type="none" fo:letter-spacing="normal" style:text-underline-style="none" style:text-blinking="false" fo:background-color="#ffffff" loext:char-shading-value="0" style:font-name-asian="sans-serif" style:font-size-asian="22pt" style:font-style-asian="normal" style:font-weight-asian="normal"/>
    </style:style>
    <style:style style:name="T7"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style:style>
    <style:style style:name="T8" style:family="text">
      <style:text-properties fo:font-variant="normal" fo:text-transform="none" fo:color="#0645ad" style:text-line-through-style="none" style:text-line-through-type="none" style:font-name="sans-serif" fo:font-size="8.25pt" fo:letter-spacing="normal" fo:font-style="normal" style:text-underline-style="none" fo:font-weight="normal" style:text-blinking="false"/>
    </style:style>
    <style:style style:name="T9" style:family="text">
      <style:text-properties fo:font-variant="normal" fo:text-transform="none" fo:color="#ba0000" style:text-line-through-style="none" style:text-line-through-type="none" fo:letter-spacing="normal" style:text-underline-style="none" style:text-blinking="false" fo:background-color="#ffffff" loext:char-shading-value="0" style:font-name-asian="sans-serif" style:font-size-asian="22pt" style:font-style-asian="normal" style:font-weight-asian="normal"/>
    </style:style>
    <style:style style:name="T10" style:family="text">
      <style:text-properties fo:font-variant="normal" fo:text-transform="none" fo:color="#1b1b1b" style:font-name="Inter" fo:font-size="12pt" fo:letter-spacing="normal" fo:font-style="normal" style:text-underline-style="solid" style:text-underline-width="auto" style:text-underline-color="font-color" fo:font-weight="normal"/>
    </style:style>
    <style:style style:name="T11" style:family="text">
      <style:text-properties fo:font-variant="normal" fo:text-transform="none" fo:color="#1b1b1b" style:font-name="Inter" fo:font-size="12pt" fo:letter-spacing="normal" fo:font-style="normal" style:text-underline-style="solid" style:text-underline-width="auto" style:text-underline-color="font-color" fo:font-weight="normal" loext:padding="0in" loext:border="none"/>
    </style:style>
    <style:style style:name="T12" style:family="text">
      <style:text-properties fo:font-variant="normal" fo:text-transform="none" fo:color="#1b1b1b" style:font-name="Inter" fo:font-size="12pt" fo:letter-spacing="normal" fo:font-style="normal" fo:font-weight="normal"/>
    </style:style>
    <style:style style:name="T13" style:family="text">
      <style:text-properties fo:font-variant="normal" fo:text-transform="none" fo:color="#1b1b1b" style:font-name="Inter" fo:font-size="10pt" fo:letter-spacing="normal" fo:font-style="normal" style:text-underline-style="solid" style:text-underline-width="auto" style:text-underline-color="font-color" fo:font-weight="normal"/>
    </style:style>
    <style:style style:name="T14" style:family="text">
      <style:text-properties fo:font-variant="normal" fo:text-transform="none" fo:color="#1b1b1b" fo:letter-spacing="normal" style:font-name-asian="Inter" style:font-size-asian="12pt" style:font-style-asian="normal" style:font-weight-asian="normal"/>
    </style:style>
    <style:style style:name="T15" style:family="text">
      <style:text-properties fo:font-variant="normal" fo:text-transform="none" fo:color="#1b1b1b" fo:letter-spacing="normal" style:font-name-asian="Inter" style:font-style-asian="normal" style:font-weight-asian="normal"/>
    </style:style>
    <style:style style:name="T16" style:family="text">
      <style:text-properties fo:font-variant="normal" fo:text-transform="none" fo:color="#1b1b1b" fo:letter-spacing="normal" style:text-underline-style="solid" style:text-underline-width="auto" style:text-underline-color="font-color" style:font-name-asian="Inter" style:font-size-asian="12pt" style:font-style-asian="normal" style:font-weight-asian="normal"/>
    </style:style>
    <style:style style:name="T17" style:family="text">
      <style:text-properties style:font-name-asian="sans-serif" style:font-style-asian="normal" style:font-weight-asian="normal"/>
    </style:style>
    <style:style style:name="T18" style:family="text">
      <style:text-properties style:font-name-asian="sans-serif" style:font-style-asian="normal" style:font-weight-asian="bold"/>
    </style:style>
    <style:style style:name="T19" style:family="text">
      <style:text-properties style:font-weight-asian="bold"/>
    </style:style>
    <style:style style:name="T20" style:family="text">
      <style:text-properties style:font-name="sans-serif" fo:font-style="normal" fo:font-weight="bold"/>
    </style:style>
    <style:style style:name="T21" style:family="text">
      <style:text-properties style:font-name="sans-serif" fo:font-style="normal" fo:font-weight="normal"/>
    </style:style>
    <style:style style:name="T22" style:family="text">
      <style:text-properties style:font-name="sans-serif" fo:font-size="10.5pt" fo:font-style="normal" fo:font-weight="normal"/>
    </style:style>
    <style:style style:name="T23" style:family="text">
      <style:text-properties style:font-name="sans-serif" fo:font-size="10.5pt" fo:font-style="normal" fo:font-weight="normal" officeooo:rsid="00298e0f"/>
    </style:style>
    <style:style style:name="T24" style:family="text">
      <style:text-properties style:font-name="sans-serif" fo:font-size="10.5pt" fo:font-style="normal" fo:font-weight="normal" officeooo:rsid="002a074d"/>
    </style:style>
    <style:style style:name="T25" style:family="text">
      <style:text-properties style:font-size-asian="22pt"/>
    </style:style>
    <style:style style:name="T26" style:family="text">
      <style:text-properties officeooo:rsid="0024a2a0"/>
    </style:style>
    <style:style style:name="T27" style:family="text">
      <style:text-properties officeooo:rsid="0024ea80"/>
    </style:style>
    <style:style style:name="T28" style:family="text">
      <style:text-properties officeooo:rsid="0026fa17"/>
    </style:style>
    <style:style style:name="T29" style:family="text">
      <style:text-properties fo:color="#202124" style:font-name="arial" fo:font-size="12pt" fo:font-style="normal" fo:font-weight="normal"/>
    </style:style>
    <style:style style:name="T30" style:family="text">
      <style:text-properties fo:color="#ea4335" style:font-name="arial" fo:font-size="12pt" fo:font-style="normal" fo:font-weight="normal"/>
    </style:style>
    <style:style style:name="T31" style:family="text">
      <style:text-properties fo:color="#ea4335" style:font-name="arial" fo:font-size="12pt" fo:font-style="normal" fo:font-weight="normal" officeooo:rsid="002a2dca" style:font-name-asian="sans-serif" style:font-size-asian="22pt" style:font-style-asian="normal" style:font-weight-asian="normal" style:font-size-complex="22pt"/>
    </style:style>
    <style:style style:name="T32" style:family="text">
      <style:text-properties fo:color="#0645ad" style:text-line-through-style="none" style:text-line-through-type="none" style:font-name="sans-serif" fo:font-size="10.5pt" fo:font-style="normal" style:text-underline-style="none" fo:font-weight="normal" style:text-blinking="false" fo:background-color="#ffffff" loext:char-shading-value="0"/>
    </style:style>
    <style:style style:name="T33" style:family="text">
      <style:text-properties fo:color="#0645ad" style:text-line-through-style="none" style:text-line-through-type="none" style:font-name="sans-serif" fo:font-size="8.25pt" fo:font-style="normal" style:text-underline-style="none" fo:font-weight="normal" style:text-blinking="false"/>
    </style:style>
    <style:style style:name="T34" style:family="text">
      <style:text-properties fo:color="#0645ad" style:text-line-through-style="none" style:text-line-through-type="none" style:font-name="sans-serif" fo:font-size="12pt" fo:font-style="normal" style:text-underline-style="none" fo:font-weight="normal" style:text-blinking="false"/>
    </style:style>
    <style:style style:name="T35" style:family="text">
      <style:text-properties fo:font-weight="bold"/>
    </style:style>
    <style:style style:name="T36" style:family="text">
      <style:text-properties fo:color="#000000" style:font-name="sans-serif" fo:font-size="10.5pt" fo:font-style="normal" fo:font-weight="normal"/>
    </style:style>
    <style:style style:name="T37" style:family="text">
      <style:text-properties fo:color="#54595d" style:font-name="sans-serif" fo:font-size="12pt" fo:font-style="normal" fo:font-weight="normal"/>
    </style:style>
    <style:style style:name="T38" style:family="text">
      <style:text-properties officeooo:rsid="002c7c3a"/>
    </style:style>
    <style:style style:name="T39" style:family="text">
      <style:text-properties officeooo:rsid="002d84a8"/>
    </style:style>
    <style:style style:name="T40" style:family="text">
      <style:text-properties style:font-name="Noto Sans CJK SC"/>
    </style:style>
    <style:style style:name="T41" style:family="text">
      <style:text-properties officeooo:rsid="0037d181"/>
    </style:style>
    <style:style style:name="T42" style:family="text">
      <style:text-properties officeooo:rsid="0038e893"/>
    </style:style>
    <style:style style:name="T43" style:family="text">
      <style:text-properties officeooo:rsid="003a294e"/>
    </style:style>
    <style:style style:name="T44" style:family="text">
      <style:text-properties officeooo:rsid="003cd587"/>
    </style:style>
    <style:style style:name="T45" style:family="text">
      <style:text-properties officeooo:rsid="00420cfe"/>
    </style:style>
    <style:style style:name="T46" style:family="text">
      <style:text-properties fo:color="#1b1b1b" style:font-name-asian="Inter" style:font-size-asian="12pt"/>
    </style:style>
    <style:style style:name="T47" style:family="text">
      <style:text-properties fo:color="#1b1b1b" style:font-name="Inter" fo:font-size="12pt" fo:font-style="normal" style:text-underline-style="solid" style:text-underline-width="auto" style:text-underline-color="font-color" fo:font-weight="normal"/>
    </style:style>
    <style:style style:name="T48" style:family="text">
      <style:text-properties fo:color="#1b1b1b" style:font-name="Inter" fo:font-size="12pt" fo:font-style="normal" fo:font-weight="normal"/>
    </style:style>
    <style:style style:name="T49" style:family="text">
      <style:text-properties fo:color="#1b1b1b" style:text-underline-style="solid" style:text-underline-width="auto" style:text-underline-color="font-color" style:font-name-asian="Inter" style:font-size-asian="12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text:p>
      <text:p text:style-name="P1">1 所有的生意都要從兩個標準來看：門檻和可複製；</text:p>
      <text:p text:style-name="P1">門檻低，不可複製：糊口的生意；</text:p>
      <text:p text:style-name="P1">門檻低，可複製：規模化的生意；</text:p>
      <text:p text:style-name="P1">門檻高，不可複製：專家生意；比如諮詢；</text:p>
      <text:p text:style-name="P1">門檻高，可複製：偉大的生意；</text:p>
      <text:p text:style-name="P1">可惜大部分人選擇了糊口生意的賽道，卻懷着偉大生意的夢想；</text:p>
      <text:p text:style-name="P1">（糊口生意是很多自營業的小店鋪；規模化的生意比如麥當勞，全家這種；）</text:p>
      <text:p text:style-name="P1"/>
      <text:p text:style-name="P2">2 技術文章：</text:p>
      <text:p text:style-name="P2">js<text:span text:style-name="T3">：</text:span>callback中調用類的function<text:span text:style-name="T3">：</text:span></text:p>
      <text:p text:style-name="P2">如何實現在callback中加入類的function；</text:p>
      <text:p text:style-name="P2">比如一個界面的button，點擊之後，需要調用某個類的function；這個時候不論你是再這個class中直接加這個button，還是再UI的管理類裡面加這個button，然後加相關類的function作為callback都不行；因為this無法被正確識別；</text:p>
      <text:p text:style-name="P2">如果處理這樣的情況呢？</text:p>
      <text:p text:style-name="P2">中間再加一個一般的callback函數就可以了；</text:p>
      <text:p text:style-name="P2">我以後者作為範例：UI管理類，功能類；</text:p>
      <text:p text:style-name="P2">這裡我們加一個callback函數作為中轉的function就可以做到了；</text:p>
      <text:p text:style-name="P2">比如：</text:p>
      <text:p text:style-name="P2">定義：</text:p>
      <text:p text:style-name="P4"><text:soft-page-break/><text:span text:style-name="T2">Class </text:span><text:span text:style-name="T1">UI{</text:span></text:p>
      <text:p text:style-name="P2">add_button();</text:p>
      <text:p text:style-name="P2">add_button_callback();</text:p>
      <text:p text:style-name="P2">}</text:p>
      <text:p text:style-name="P2"/>
      <text:p text:style-name="P2"><text:span text:style-name="T3">Class </text:span>SomeClass</text:p>
      <text:p text:style-name="P2">{</text:p>
      <text:p text:style-name="P2">funcForButton();</text:p>
      <text:p text:style-name="P2">}</text:p>
      <text:p text:style-name="P2"/>
      <text:p text:style-name="P2">實例化:</text:p>
      <text:p text:style-name="P2">UI ui_instance;</text:p>
      <text:p text:style-name="P2">SomeClass someClass_instance;</text:p>
      <text:p text:style-name="P2"/>
      <text:p text:style-name="P2">最後邦callback：</text:p>
      <text:p text:style-name="P2">錯誤情況：</text:p>
      <text:p text:style-name="P2">ui_instance.add_button_callback(someClass.funcFoButton);</text:p>
      <text:p text:style-name="P2">正確做法：</text:p>
      <text:p text:style-name="P2">step1:定義一個callback作為中轉站：</text:p>
      <text:p text:style-name="P2">function tmp_callback()</text:p>
      <text:p text:style-name="P2">{</text:p>
      <text:p text:style-name="P2"><text:tab/> someClass.funcFo<text:span text:style-name="T3">r</text:span>Button();</text:p>
      <text:p text:style-name="P2">}</text:p>
      <text:p text:style-name="P2">setp2:綁定callback；</text:p>
      <text:p text:style-name="P2">ui_instance.add_button_callback(tmp_callback);</text:p>
      <text:p text:style-name="P2"/>
      <text:p text:style-name="P3"/>
      <text:p text:style-name="P3"><text:soft-page-break/>3</text:p>
      <text:p text:style-name="P3">粒子系統：</text:p>
      <text:p text:style-name="P3"><text:s/><text:a xlink:type="simple" xlink:href="https://zh.wikipedia.org/zh-tw/粒子系统" text:style-name="Internet_20_link" text:visited-style-name="Visited_20_Internet_20_Link">https://zh.wikipedia.org/zh-tw/%E7%B2%92%E5%AD%90%E7%B3%BB%E7%BB%9F</text:a></text:p>
      <text:p text:style-name="P3"/>
      <text:p text:style-name="P3"><text:span text:style-name="T4">粒子系統表示</text:span><text:a xlink:type="simple" xlink:href="https://zh.wikipedia.org/wiki/三维计算机图形学" text:style-name="Internet_20_link" text:visited-style-name="Visited_20_Internet_20_Link"><text:span text:style-name="T6">三維計算機圖形學</text:span></text:a><text:span text:style-name="T4">中模擬一些特定的模糊現象的技術，而這些現象用其它傳統的渲染技術難以實現的真實感的</text:span><text:a xlink:type="simple" xlink:href="https://zh.wikipedia.org/w/index.php?title=游戏图形&amp;action=edit&amp;redlink=1" text:style-name="Internet_20_link" text:visited-style-name="Visited_20_Internet_20_Link"><text:span text:style-name="T9">遊戲圖形</text:span></text:a><text:span text:style-name="T4">。經常使用粒子系統模擬的現象有火、爆炸、煙、水流、火花、落葉、雲、霧、雪、塵、流星尾跡或者象發光軌跡這樣的抽象視覺效果等等。</text:span></text:p>
      <text:p text:style-name="P5"/>
      <text:p text:style-name="P29">通常粒子系統在三維空間中的位置與運動是由<text:span text:style-name="T19">發射器</text:span>控制的。<text:span text:style-name="T19">發射器</text:span>主要由一組粒子行為參數以及在三維空間中的位置所表示。粒子行為參數可以包括粒子生成速度（即單位時間粒子生成的數目）、粒子初始速度向量（例如什麼時候向什麼方向運動）、粒子壽命（經過多長時間粒子湮滅）、粒子顏色、在粒子生命周期中的變化以及其它參數等等。使用大概值而不是絕對值的模糊<text:soft-page-break/>參數占據全部或者絕大部分是很正常的，一些參數定義了中心值以及允許的變化。</text:p>
      <text:p text:style-name="P32"><text:span text:style-name="T17">典型的粒子系統更新循環可以劃分為兩個不同的階段：</text:span><text:span text:style-name="T18">參數更新</text:span><text:span text:style-name="T20">/</text:span><text:span text:style-name="T18">模擬</text:span><text:span text:style-name="T17">階段以及</text:span><text:span text:style-name="T18">渲染</text:span><text:span text:style-name="T17">階段。每個循環執行每一幀動畫。</text:span></text:p>
      <text:p text:style-name="P24"/>
      <text:p text:style-name="P25">5/11</text:p>
      <text:p text:style-name="P25">1 https://zh.wikipedia.org/wiki/QGIS</text:p>
      <text:p text:style-name="P25"/>
      <text:p text:style-name="P26">5/15</text:p>
      <text:p text:style-name="P26">1 <text:span text:style-name="T25">劉潤視頻：</text:span></text:p>
      <text:p text:style-name="P6">勞動創造價值，但是掌握稀缺資源的人決定價值的分配；</text:p>
      <text:p text:style-name="P6">家門口的連鎖餐廳的一碗麵是20元，機場的同樣的一家的一碗麵是99元；你覺得店家不公平，反問對方，對方解釋說：租金太貴了；</text:p>
      <text:p text:style-name="P6">熱門機場的人流量每天幾十萬，而且都是有一定消費能力的人；這樣的地方，太稀少了，所以很多大牌都會花重金租這裡的店面；</text:p>
      <text:p text:style-name="P6">而掌握了這些店面的商人，就是掌握了稀缺資源的人；而99元一碗的面不是由那個餐廳決定的，而是由店面租售商決定的；</text:p>
      <text:p text:style-name="P6"><text:soft-page-break/>所以，我們要找到有潛力的公司，並成為掌握稀缺資源的人；（什麼楊的能力是稀缺資源呢？如果只是拼專業的話，那些博士畢業，並且手拿幾個專利的人，才是真正稀有的專業級人才；所以整合能力，是更加稀缺的資源；項目管理是管理多個人，但是最開始的項目管理，就是管理自己；）</text:p>
      <text:p text:style-name="P6"/>
      <text:p text:style-name="P7">5/16</text:p>
      <text:p text:style-name="P7">1 QGIS</text:p>
      <text:p text:style-name="P27"><text:a xlink:type="simple" xlink:href="https://zh.wikipedia.org/zh-tw/QGIS" text:style-name="Internet_20_link" text:visited-style-name="Visited_20_Internet_20_Link"><text:span text:style-name="T25">https://zh.wikipedia.org/zh-tw/QGIS</text:span></text:a></text:p>
      <text:p text:style-name="P7"/>
      <text:p text:style-name="P8">5/17</text:p>
      <text:p text:style-name="P8">1 python的程式，打包的時候，出現了glibc的版本問題，導致久系統無法使用；沒有比較好的解決方法；</text:p>
      <text:p text:style-name="P8">打包的時候，有什麼辦法可以不受系統版本的限制？</text:p>
      <text:p text:style-name="P8"/>
      <text:p text:style-name="P9">2 虛擬機安裝：</text:p>
      <text:p text:style-name="P7"/>
      <text:p text:style-name="P10">virtualbox shared file:</text:p>
      <text:p text:style-name="P10"/>
      <text:p text:style-name="P7"><text:a xlink:type="simple" xlink:href="https://www.youtube.com/watch?v=j8Ne96h8UDg" text:style-name="Internet_20_link" text:visited-style-name="Visited_20_Internet_20_Link">https://www.youtube.com/watch?v=j8Ne96h8UDg</text:a></text:p>
      <text:p text:style-name="P7"/>
      <text:p text:style-name="P15"><text:soft-page-break/>linux 裝機</text:p>
      <text:p text:style-name="P11"/>
      <text:p text:style-name="P11">apt-get install 問題：</text:p>
      <text:p text:style-name="P11"><text:a xlink:type="simple" xlink:href="https://stackoverflow.com/questions/36403740/broken-packages-do-not-let-me-install-packages" text:style-name="Internet_20_link" text:visited-style-name="Visited_20_Internet_20_Link">https://stackoverflow.com/questions/36403740/broken-packages-do-not-let-me-install-packages</text:a></text:p>
      <text:p text:style-name="P11"/>
      <text:p text:style-name="P11">使用a<text:span text:style-name="T27">ptitude install的指令；</text:span></text:p>
      <text:p text:style-name="P11">注意：出現<text:span text:style-name="T27">Y/n/b選項的時候，第一次出現的時候，要選n，之後出現的都選Y就好了；</text:span></text:p>
      <text:p text:style-name="P11"/>
      <text:p text:style-name="P15">python 打包</text:p>
      <text:p text:style-name="P11"/>
      <text:p text:style-name="P11">bug ：pip3 install error: </text:p>
      <text:p text:style-name="P11">failed building wheel for pillow</text:p>
      <text:p text:style-name="P11">原因：使用的<text:span text:style-name="T26">python3的版本不支持最新版的pillow；</text:span></text:p>
      <text:p text:style-name="P11">解決方法：</text:p>
      <text:p text:style-name="P11">查看python<text:span text:style-name="T26">3的版本</text:span></text:p>
      <text:p text:style-name="P13">python3 –version</text:p>
      <text:p text:style-name="P13">對比pillow的官網說明</text:p>
      <text:p text:style-name="P12"><text:a xlink:type="simple" xlink:href="https://pillow.readthedocs.io/en/latest/installation.html" text:style-name="Internet_20_link" text:visited-style-name="Visited_20_Internet_20_Link">https://pillow.readthedocs.io/en/latest/installation.html</text:a></text:p>
      <text:p text:style-name="P12">找到支持的最高的pillow版本；（如果使用太低的版本，會出現很多的組件不支持）</text:p>
      <text:p text:style-name="P13">pip3 install pillow==xxx</text:p>
      <text:p text:style-name="P13"/>
      <text:p text:style-name="P13"><text:soft-page-break/></text:p>
      <text:p text:style-name="P13">用pip3 安裝了pyinstaller之後，pyinstaller命令依然用不了：</text:p>
      <text:p text:style-name="P13">換用指令：</text:p>
      <text:p text:style-name="P13">python<text:span text:style-name="T27">3 -m PyInstaller -F xxx.py</text:span></text:p>
      <text:p text:style-name="P13">效果一樣<text:span text:style-name="T27">；</text:span></text:p>
      <text:p text:style-name="P13"/>
      <text:p text:style-name="P14"><text:span text:style-name="T27">bug:</text:span>打包好之後<text:span text:style-name="T27">，執行檔出現xxx model not found</text:span></text:p>
      <text:p text:style-name="P14">原因：打包工具有bug</text:p>
      <text:p text:style-name="P15">解決方案：</text:p>
      <text:p text:style-name="P15">step1：把xxx model寫進代碼裡面： import xxx</text:p>
      <text:p text:style-name="P13">step<text:span text:style-name="T27">2：</text:span>重新打包，就可以正常運行了；</text:p>
      <text:p text:style-name="P11"/>
      <text:p text:style-name="P13">3 開發環境與部署環境不同時的解決方案：</text:p>
      <text:p text:style-name="P13">我的開發環境是ubuntu20,但是部署環境是ubuntu18；</text:p>
      <text:p text:style-name="P13">開發的語言是python，出現了一個情況：</text:p>
      <text:p text:style-name="P13">glbc的版本不一致：主要是開發環境的版本比部署環境的版本要高，所以運行的時候，除了bug；</text:p>
      <text:p text:style-name="P13">解決方案：</text:p>
      <text:p text:style-name="P13">方案1：部署環境升級相關的套件；一般沒辦法，以我的案例來說，部署電腦有很多台的話，不可能一一更新，也怕更新之後，其他的軟體出問題；</text:p>
      <text:p text:style-name="P13"><text:soft-page-break/>方案2：在相同的環境重新打包；這時候，通常會用到虛擬機進行打包；</text:p>
      <text:p text:style-name="P13"/>
      <text:p text:style-name="P16">5/21</text:p>
      <text:p text:style-name="P16">1 抖音拍攝計劃:</text:p>
      <text:p text:style-name="P16">目的：實現財富自由，增加被動收入，提高社會影響力，之後可以進行原理傳播；</text:p>
      <text:p text:style-name="P16">目標：先完成新手教學，然後進入新手成長期和新手完成期，最後成為一個老手；</text:p>
      <text:p text:style-name="P16">方案：每天排一個視頻；內容可以不一樣，最好是軟件開發領域內的視頻；</text:p>
      <text:p text:style-name="P16"/>
      <text:p text:style-name="P16">今天內容：我是怎麼實現<text:span text:style-name="T28">28歲入行軟件開發的？</text:span></text:p>
      <text:p text:style-name="P16">為什麼要入行軟件開發？未來趨勢判斷<text:span text:style-name="T28">+賺錢養家；</text:span></text:p>
      <text:p text:style-name="P17">怎麼入行的？學習<text:span text:style-name="T28">+筆面試；</text:span></text:p>
      <text:p text:style-name="P17">入行成功的總加：堅持做好學習<text:span text:style-name="T28">+面試總結；</text:span></text:p>
      <text:p text:style-name="P17"/>
      <text:p text:style-name="P18">2 這次使用官方的包 tkintermapview的時候，遇到他的函數寫的不夠完整，這時候，我直接在我本地的lib裡面新增了一個函數，這樣，雖然本地可以跑的過去，但是其他機器上面就跑步過去了，因為沒有這個函數；</text:p>
      <text:p text:style-name="P18"><text:soft-page-break/>所以比較好的做法是，封裝這個lib，寫一個新的類，也就是不是在官方的lib中直接改，而是進行封裝；</text:p>
      <text:p text:style-name="P13"/>
      <text:p text:style-name="P19">5/24</text:p>
      <text:p text:style-name="P19">1 看到一個新聞：俄羅斯hacker要攻擊10個國家的信息，以破壞信息的方式進行攻擊；</text:p>
      <text:p text:style-name="P19">現在是一個信息的時代，信息保護是永遠的話題；</text:p>
      <text:p text:style-name="P19">如果發生戰爭的話，信息戰也是關鍵；</text:p>
      <text:p text:style-name="P19"/>
      <text:p text:style-name="P19">學習資訊安全方面的知識；</text:p>
      <text:p text:style-name="P19">step1：看書，搭建知識框架；</text:p>
      <text:p text:style-name="P19">step2：實做一個入門的項目；</text:p>
      <text:p text:style-name="P19">step3：考資安證照；</text:p>
      <text:p text:style-name="P19"/>
      <text:p text:style-name="P20">2 資安書籍：</text:p>
      <text:p text:style-name="P20">《Security Engineering》</text:p>
      <text:p text:style-name="P20">作者是個教授，查看相關視頻，了解這個人；</text:p>
      <text:p text:style-name="P20">Cryptology:</text:p>
      <text:p text:style-name="P20"><text:span text:style-name="T29">Cryptology is </text:span><text:span text:style-name="T30">the science of secure communications</text:span></text:p>
      <text:p text:style-name="P28"><text:span text:style-name="T31">（</text:span><text:span text:style-name="T30">methods have become increasingly complex and their applications more varied.</text:span></text:p>
      <text:p text:style-name="P34"><text:bookmark text:name="infeasible"/><text:span text:style-name="T5">Modern cryptography is heavily based on </text:span><text:a xlink:type="simple" xlink:href="https://en.wikipedia.org/wiki/Mathematical_theory" text:style-name="Internet_20_link" text:visited-style-name="Visited_20_Internet_20_Link"><text:span text:style-name="T7">mathematical theory</text:span></text:a><text:span text:style-name="T5"> and computer science practice; cryptographic </text:span><text:a xlink:type="simple" xlink:href="https://en.wikipedia.org/wiki/Algorithm" text:style-name="Internet_20_link" text:visited-style-name="Visited_20_Internet_20_Link"><text:span text:style-name="T7">algorithms</text:span></text:a><text:span text:style-name="T5"> are designed around </text:span><text:a xlink:type="simple" xlink:href="https://en.wikipedia.org/wiki/Computational_hardness_assumption" text:style-name="Internet_20_link" text:visited-style-name="Visited_20_Internet_20_Link"><text:span text:style-name="T7">computational hardness assumptions</text:span></text:a><text:span text:style-name="T5">, making such algorithms hard to break in actual practice by any adversary. </text:span></text:p>
      <text:p text:style-name="P38">）</text:p>
      <text:p text:style-name="P39"/>
      <text:p text:style-name="P20"><text:soft-page-break/>加密；</text:p>
      <text:p text:style-name="P21">（用數學的方法，讓對手難以預估被加密的內容）</text:p>
      <text:p text:style-name="P20">Dependability:</text:p>
      <text:p text:style-name="P20"><text:span text:style-name="T22">In </text:span><text:a xlink:type="simple" xlink:href="https://en.wikipedia.org/wiki/Systems_engineering" text:style-name="Internet_20_link" text:visited-style-name="Visited_20_Internet_20_Link"><text:span text:style-name="T32">systems engineering</text:span></text:a><text:span text:style-name="T22">, dependability</text:span> <text:span text:style-name="T22">is a measure of a system's availability, reliability, maintainability</text:span><text:span text:style-name="T23">（可維護性）</text:span><text:span text:style-name="T22">, and in some cases, other characteristics such as durability</text:span><text:span text:style-name="T24">（耐用性）</text:span><text:span text:style-name="T22">, safety</text:span> <text:span text:style-name="T22">and security.</text:span><text:bookmark text:name="cite_ref-1"/><text:a xlink:type="simple" xlink:href="https://en.wikipedia.org/wiki/Dependability#cite_note-1" text:style-name="Internet_20_link" text:visited-style-name="Visited_20_Internet_20_Link"><text:span text:style-name="T33">[1]</text:span></text:a> <text:span text:style-name="T22">In </text:span><text:a xlink:type="simple" xlink:href="https://en.wikipedia.org/wiki/Real-time_computing" text:style-name="Internet_20_link" text:visited-style-name="Visited_20_Internet_20_Link"><text:span text:style-name="T32">real-time computing</text:span></text:a><text:span text:style-name="T22">, dependability</text:span> <text:span text:style-name="T22">is the ability to provide services that can be trusted within a time-period.</text:span><text:bookmark text:name="cite_ref-A._Avizienis,_J_pp._11-33_2-0"/><text:a xlink:type="simple" xlink:href="https://en.wikipedia.org/wiki/Dependability#cite_note-A._Avizienis,_J_pp._11-33-2" text:style-name="Internet_20_link" text:visited-style-name="Visited_20_Internet_20_Link"><text:span text:style-name="T33">[2]</text:span></text:a> <text:span text:style-name="T22">The service guarantees must hold even when the system is subject to attacks or natural failures.</text:span></text:p>
      <text:p text:style-name="P40">（</text:p>
      <text:p text:style-name="P30"><text:span text:style-name="T35">Attributes</text:span> - a way to assess the dependability of a system</text:p>
      <text:list xml:id="list1014236596" text:style-name="L1">
        <text:list-item>
          <text:p text:style-name="P55"><text:span text:style-name="T35">Threats</text:span> - an understanding of the things that can affect the dependability of a system</text:p>
        </text:list-item>
        <text:list-item>
          <text:p text:style-name="P59"><text:span text:style-name="T20">Means</text:span><text:span text:style-name="T21"> - ways to increase a system's dependability</text:span></text:p>
        </text:list-item>
      </text:list>
      <text:p text:style-name="P40">）</text:p>
      <text:p text:style-name="P40">（</text:p>
      <text:h text:style-name="P37" text:outline-level="3"><text:bookmark text:name="Attributes"/>Attributes</text:h>
      <text:p text:style-name="P34"><text:span text:style-name="T5">Attributes are qualities of a system. These can be assessed to determine its overall dependability using </text:span><text:a xlink:type="simple" xlink:href="https://en.wikipedia.org/wiki/Qualitative_data" text:style-name="Internet_20_link" text:visited-style-name="Visited_20_Internet_20_Link"><text:span text:style-name="T7">Qualitative</text:span></text:a><text:span text:style-name="T5"> or </text:span><text:a xlink:type="simple" xlink:href="https://en.wikipedia.org/wiki/Quantitative_property" text:style-name="Internet_20_link" text:visited-style-name="Visited_20_Internet_20_Link"><text:span text:style-name="T7">Quantitative</text:span></text:a><text:span text:style-name="T5"> measures. Avizienis et al. define the following Dependability Attributes:</text:span></text:p>
      <text:list xml:id="list4153325500" text:style-name="L2">
        <text:list-item>
          <text:p text:style-name="P65"><text:a xlink:type="simple" xlink:href="https://en.wikipedia.org/wiki/Availability" text:style-name="Internet_20_link" text:visited-style-name="Visited_20_Internet_20_Link"><text:span text:style-name="T7">Availability</text:span></text:a><text:span text:style-name="T5"> - readiness for correct service</text:span></text:p>
        </text:list-item>
        <text:list-item>
          <text:p text:style-name="P61"><text:a xlink:type="simple" xlink:href="https://en.wikipedia.org/wiki/Reliability_engineering" text:style-name="Internet_20_link" text:visited-style-name="Visited_20_Internet_20_Link"><text:span text:style-name="T7">Reliability</text:span></text:a><text:span text:style-name="T5"> - continuity of correct service</text:span></text:p>
        </text:list-item>
        <text:list-item>
          <text:p text:style-name="P61"><text:a xlink:type="simple" xlink:href="https://en.wikipedia.org/wiki/Safety" text:style-name="Internet_20_link" text:visited-style-name="Visited_20_Internet_20_Link"><text:span text:style-name="T7">Safety</text:span></text:a><text:span text:style-name="T5"> - absence of catastrophic consequences on the user(s) and the environment</text:span></text:p>
        </text:list-item>
        <text:list-item>
          <text:p text:style-name="P61"><text:a xlink:type="simple" xlink:href="https://en.wikipedia.org/wiki/Integrity" text:style-name="Internet_20_link" text:visited-style-name="Visited_20_Internet_20_Link"><text:span text:style-name="T7">Integrity</text:span></text:a><text:span text:style-name="T5"> - absence of improper system alteration</text:span></text:p>
        </text:list-item>
        <text:list-item>
          <text:p text:style-name="P61"><text:a xlink:type="simple" xlink:href="https://en.wikipedia.org/wiki/Maintainability" text:style-name="Internet_20_link" text:visited-style-name="Visited_20_Internet_20_Link"><text:span text:style-name="T7">Maintainability</text:span></text:a><text:span text:style-name="T5"> - ability for easy maintenance (repair)</text:span></text:p>
        </text:list-item>
      </text:list>
      <text:p text:style-name="P40"/>
      <text:h text:style-name="P36" text:outline-level="3"><text:bookmark text:name="Threats"/><text:span text:style-name="T36">Threats</text:span><text:span text:style-name="T37">[</text:span><text:a xlink:type="simple" xlink:href="https://en.wikipedia.org/w/index.php?title=Dependability&amp;action=edit&amp;section=4" text:style-name="Internet_20_link" text:visited-style-name="Visited_20_Internet_20_Link"><text:span text:style-name="T34">edit</text:span></text:a><text:span text:style-name="T37">]</text:span></text:h>
      <text:p text:style-name="P33">Threats are things that can affect a system and cause a drop in Dependability. There are three main terms that must be clearly understood:</text:p>
      <text:list xml:id="list3382459968" text:style-name="L3">
        <text:list-item>
          <text:p text:style-name="P66">Fault: A fault (which is usually referred to as a bug for historic reasons) is a defect in a system. The presence of a fault in a system may or may not lead to a failure. For instance, although a system may contain a fault, its input and state conditions may never cause this fault to be executed so that an error occurs; and thus that particular fault never exhibits as a failure.</text:p>
        </text:list-item>
        <text:list-item>
          <text:p text:style-name="P56"><text:soft-page-break/>Error: An error is a discrepancy between the intended behavior of a system and its actual behavior inside the system boundary. Errors occur at runtime when some part of the system enters an unexpected state due to the activation of a fault. Since errors are generated from invalid states they are hard to observe without special mechanisms, such as debuggers or debug output to logs.</text:p>
        </text:list-item>
        <text:list-item>
          <text:p text:style-name="P56">Failure: A failure is an instance in time when a system displays behavior that is contrary to its specification. An error may not necessarily cause a failure, for instance an exception may be thrown by a system but this may be caught and handled using fault tolerance techniques so the overall operation of the system will conform to the specification.</text:p>
        </text:list-item>
      </text:list>
      <text:p text:style-name="P40"/>
      <text:p text:style-name="P40"/>
      <text:h text:style-name="P36" text:outline-level="3"><text:bookmark text:name="Means"/><text:span text:style-name="T36">Means</text:span><text:span text:style-name="T37">[</text:span><text:a xlink:type="simple" xlink:href="https://en.wikipedia.org/w/index.php?title=Dependability&amp;action=edit&amp;section=5" text:style-name="Internet_20_link" text:visited-style-name="Visited_20_Internet_20_Link"><text:span text:style-name="T34">edit</text:span></text:a><text:span text:style-name="T37">]</text:span></text:h>
      <text:p text:style-name="P33">Since the mechanism of a Fault-Error-Chain is understood it is possible to construct means to break these chains and thereby increase the dependability of a system. Four means have been identified so far:</text:p>
      <text:list xml:id="list2896145313" text:style-name="L4">
        <text:list-item>
          <text:p text:style-name="P67">Prevention</text:p>
        </text:list-item>
        <text:list-item>
          <text:p text:style-name="P57">Removal</text:p>
        </text:list-item>
        <text:list-item>
          <text:p text:style-name="P57">Forecasting</text:p>
        </text:list-item>
        <text:list-item>
          <text:p text:style-name="P57">Tolerance</text:p>
        </text:list-item>
      </text:list>
      <text:p text:style-name="P40"/>
      <text:p text:style-name="P40"/>
      <text:h text:style-name="P36" text:outline-level="3"><text:bookmark text:name="Persistence"/><text:span text:style-name="T36">Persistence</text:span><text:span text:style-name="T37">[</text:span><text:a xlink:type="simple" xlink:href="https://en.wikipedia.org/w/index.php?title=Dependability&amp;action=edit&amp;section=6" text:style-name="Internet_20_link" text:visited-style-name="Visited_20_Internet_20_Link"><text:span text:style-name="T34">edit</text:span></text:a><text:span text:style-name="T37">]</text:span></text:h>
      <text:p text:style-name="P33">Based on how faults appear or persist, they are classified as:</text:p>
      <text:list xml:id="list2109328187" text:style-name="L5">
        <text:list-item>
          <text:p text:style-name="P68">Transient: They appear without apparent cause and disappear again without apparent cause</text:p>
        </text:list-item>
        <text:list-item>
          <text:p text:style-name="P58">Intermittent: They appear multiple times, possibly without a discernible pattern, and disappear on their own</text:p>
        </text:list-item>
        <text:list-item>
          <text:p text:style-name="P58">Permanent: Once they appear, they do not get resolved on their own</text:p>
        </text:list-item>
      </text:list>
      <text:p text:style-name="P40"/>
      <text:p text:style-name="P40"/>
      <text:p text:style-name="P40">）</text:p>
      <text:p text:style-name="P20">可靠性；</text:p>
      <text:p text:style-name="P21">（</text:p>
      <text:p text:style-name="P21">基本屬性：方便使用，可持續使用，防呆，高聚合，可維護；</text:p>
      <text:p text:style-name="P21">Treats：潛在威脅；</text:p>
      <text:p text:style-name="P21"/>
      <text:p text:style-name="P21">）</text:p>
      <text:p text:style-name="P21"/>
      <text:p text:style-name="P22"><text:soft-page-break/>Technology policy:</text:p>
      <text:p text:style-name="P31">There are several approaches to defining the substance and scope of <text:span text:style-name="T35">technology policy</text:span>.</text:p>
      <text:p text:style-name="P35"><text:span text:style-name="T5">According to the American scientist and policy advisor </text:span><text:a xlink:type="simple" xlink:href="https://en.wikipedia.org/wiki/Lewis_M._Branscomb" text:style-name="Internet_20_link" text:visited-style-name="Visited_20_Internet_20_Link"><text:span text:style-name="T7">Lewis M. Branscomb</text:span></text:a><text:span text:style-name="T5">, technology policy concerns the "public means for nurturing those capabilities and optimizing their applications in the service of national goals and interests".</text:span><text:bookmark text:name="cite_ref-branscomb1995_1-0"/><text:a xlink:type="simple" xlink:href="https://en.wikipedia.org/wiki/Technology_policy#cite_note-branscomb1995-1" text:style-name="Internet_20_link" text:visited-style-name="Visited_20_Internet_20_Link"><text:span text:style-name="T8">[1]</text:span></text:a><text:span text:style-name="T5"> Branscomb defines </text:span><text:a xlink:type="simple" xlink:href="https://en.wikipedia.org/wiki/Technology" text:style-name="Internet_20_link" text:visited-style-name="Visited_20_Internet_20_Link"><text:span text:style-name="T7">technology</text:span></text:a><text:span text:style-name="T5"> in this context as "the aggregation of capabilities, facilities, skills, knowledge, and organization required to successfully create a useful service or product".</text:span><text:bookmark text:name="cite_ref-branscomb1995_1-1"/><text:a xlink:type="simple" xlink:href="https://en.wikipedia.org/wiki/Technology_policy#cite_note-branscomb1995-1" text:style-name="Internet_20_link" text:visited-style-name="Visited_20_Internet_20_Link"><text:span text:style-name="T8">[1]</text:span></text:a></text:p>
      <text:p text:style-name="P22"><text:a xlink:type="simple" xlink:href="https://en.wikipedia.org/wiki/Technology_management" text:style-name="Internet_20_link" text:visited-style-name="Visited_20_Internet_20_Link"><text:span text:style-name="T32">Technology management</text:span></text:a> <text:span text:style-name="T22">at an policy or organisational level, viewed through the lens of complexity, involves the management of an inherently </text:span><text:a xlink:type="simple" xlink:href="https://en.wikipedia.org/wiki/Complex_system" text:style-name="Internet_20_link" text:visited-style-name="Visited_20_Internet_20_Link"><text:span text:style-name="T32">complex system</text:span></text:a></text:p>
      <text:p text:style-name="P22">技術管理；</text:p>
      <text:p text:style-name="P22"/>
      <text:p text:style-name="P22"><text:span text:style-name="T22">Anderson's research interests</text:span><text:bookmark text:name="cite_ref-googlescholar_5-1"/><text:a xlink:type="simple" xlink:href="https://en.wikipedia.org/wiki/Ross_J._Anderson#cite_note-googlescholar-5" text:style-name="Internet_20_link" text:visited-style-name="Visited_20_Internet_20_Link">[5]</text:a><text:bookmark text:name="cite_ref-mathgene_7-2"/><text:a xlink:type="simple" xlink:href="https://en.wikipedia.org/wiki/Ross_J._Anderson#cite_note-mathgene-7" text:style-name="Internet_20_link" text:visited-style-name="Visited_20_Internet_20_Link">[7]</text:a><text:bookmark text:name="cite_ref-scopus_9-1"/><text:a xlink:type="simple" xlink:href="https://en.wikipedia.org/wiki/Ross_J._Anderson#cite_note-scopus-9" text:style-name="Internet_20_link" text:visited-style-name="Visited_20_Internet_20_Link">[9]</text:a> <text:span text:style-name="T22">are in security, </text:span><text:a xlink:type="simple" xlink:href="https://en.wikipedia.org/wiki/Cryptography" text:style-name="Internet_20_link" text:visited-style-name="Visited_20_Internet_20_Link"><text:span text:style-name="T32">cryptology</text:span></text:a><text:span text:style-name="T22">, </text:span><text:a xlink:type="simple" xlink:href="https://en.wikipedia.org/wiki/Dependability" text:style-name="Internet_20_link" text:visited-style-name="Visited_20_Internet_20_Link"><text:span text:style-name="T32">dependability</text:span></text:a> <text:span text:style-name="T22">and </text:span><text:a xlink:type="simple" xlink:href="https://en.wikipedia.org/wiki/Technology_policy" text:style-name="Internet_20_link" text:visited-style-name="Visited_20_Internet_20_Link"><text:span text:style-name="T32">technology policy</text:span></text:a><text:span text:style-name="T22">.</text:span><text:bookmark text:name="cite_ref-googlescholar_5-2"/><text:a xlink:type="simple" xlink:href="https://en.wikipedia.org/wiki/Ross_J._Anderson#cite_note-googlescholar-5" text:style-name="Internet_20_link" text:visited-style-name="Visited_20_Internet_20_Link"><text:span text:style-name="T33">[5]</text:span></text:a> <text:span text:style-name="T22">In </text:span><text:a xlink:type="simple" xlink:href="https://en.wikipedia.org/wiki/Cryptography" text:style-name="Internet_20_link" text:visited-style-name="Visited_20_Internet_20_Link"><text:span text:style-name="T32">cryptography</text:span></text:a><text:span text:style-name="T22">, he designed with </text:span><text:a xlink:type="simple" xlink:href="https://en.wikipedia.org/wiki/Eli_Biham" text:style-name="Internet_20_link" text:visited-style-name="Visited_20_Internet_20_Link"><text:span text:style-name="T32">Eli Biham</text:span></text:a> <text:span text:style-name="T22">the </text:span><text:a xlink:type="simple" xlink:href="https://en.wikipedia.org/wiki/BEAR_(cipher)" text:style-name="Internet_20_link" text:visited-style-name="Visited_20_Internet_20_Link"><text:span text:style-name="T32">BEAR</text:span></text:a><text:span text:style-name="T22">, </text:span><text:a xlink:type="simple" xlink:href="https://en.wikipedia.org/wiki/LION_(cipher)" text:style-name="Internet_20_link" text:visited-style-name="Visited_20_Internet_20_Link"><text:span text:style-name="T32">LION</text:span></text:a> <text:span text:style-name="T22">and </text:span><text:a xlink:type="simple" xlink:href="https://en.wikipedia.org/wiki/Tiger_(hash_function)" text:style-name="Internet_20_link" text:visited-style-name="Visited_20_Internet_20_Link"><text:span text:style-name="T32">Tiger</text:span></text:a> <text:a xlink:type="simple" xlink:href="https://en.wikipedia.org/wiki/Cryptographic" text:style-name="Internet_20_link" text:visited-style-name="Visited_20_Internet_20_Link"><text:span text:style-name="T32">cryptographic</text:span></text:a> <text:span text:style-name="T22">primitives, and co-wrote with Biham and </text:span><text:a xlink:type="simple" xlink:href="https://en.wikipedia.org/wiki/Lars_Knudsen" text:style-name="Internet_20_link" text:visited-style-name="Visited_20_Internet_20_Link"><text:span text:style-name="T32">Lars Knudsen</text:span></text:a> <text:span text:style-name="T22">the </text:span><text:a xlink:type="simple" xlink:href="https://en.wikipedia.org/wiki/Block_cipher" text:style-name="Internet_20_link" text:visited-style-name="Visited_20_Internet_20_Link"><text:span text:style-name="T32">block cipher</text:span></text:a> <text:a xlink:type="simple" xlink:href="https://en.wikipedia.org/wiki/Serpent_(cipher)" text:style-name="Internet_20_link" text:visited-style-name="Visited_20_Internet_20_Link"><text:span text:style-name="T32">Serpent</text:span></text:a><text:span text:style-name="T22">, one of the finalists in the </text:span><text:a xlink:type="simple" xlink:href="https://en.wikipedia.org/wiki/Advanced_Encryption_Standard" text:style-name="Internet_20_link" text:visited-style-name="Visited_20_Internet_20_Link"><text:span text:style-name="T32">Advanced Encryption Standard (AES)</text:span></text:a> <text:span text:style-name="T22">competition. He has also discovered weaknesses in the </text:span><text:a xlink:type="simple" xlink:href="https://en.wikipedia.org/wiki/FISH_(cipher)" text:style-name="Internet_20_link" text:visited-style-name="Visited_20_Internet_20_Link"><text:span text:style-name="T32">FISH</text:span></text:a> <text:span text:style-name="T22">cipher and designed the stream cipher </text:span><text:a xlink:type="simple" xlink:href="https://en.wikipedia.org/wiki/Pike_(cipher)" text:style-name="Internet_20_link" text:visited-style-name="Visited_20_Internet_20_Link"><text:span text:style-name="T32">Pike</text:span></text:a><text:span text:style-name="T22">.</text:span></text:p>
      <text:p text:style-name="P22"/>
      <text:p text:style-name="P22">主要貢獻是密碼學方面的；</text:p>
      <text:p text:style-name="P22"/>
      <text:p text:style-name="P22">蘋果照片安全問題<text:span text:style-name="T39">？</text:span><text:span text:style-name="T38">手機相冊常常被其他的應用使用，這個是安全問題嗎？</text:span></text:p>
      <text:p text:style-name="P22"/>
      <text:p text:style-name="P23">The purpose of this book is to give a solid introduction to security engineering, as we understand it at the beginning of the twenty-first century. My goal is that it works at four different levels: </text:p>
      <text:p text:style-name="P23">1. As a textbook that you can read from one end to the other over a few days as an introduction to the subject. The book is to be used mainly by the working IT <text:soft-page-break/>professional who needs to learn about the subject, but it can also be used in a one-semester course in a university.</text:p>
      <text:p text:style-name="P23">2. As a reference book to which you can come for an overview of the workings of some particular type of system. These systems include cash machines, taxi meters, radar jammers, anonymous medical record databases, and so on.</text:p>
      <text:p text:style-name="P23">3. As an introduction to the underlying technologies, such as crypto, access control, inference control, tamper resistance, and seals. Space prevents me from going into great depth; but I provide a basic road map for each subject, plus a reading list for the curious (and a list of open research problems for the prospective graduate student).</text:p>
      <text:p text:style-name="P23">4. As an original scientific contribution in which I have tried to draw out the common principles that underlie security engineering, and the lessons that people building one kind of system should have learned from others. In the many years I have been working in security, I keep coming across these. For example, a simple attack on stream ciphers wasn’t known to the people who designed a common antiaircraft fire control radar so it was easy to jam; while a trick well known to the radar community wasn’t understood by banknote printers and people who design copyright marking schemes, which led to a quite general attack on most digital watermarks.</text:p>
      <text:p text:style-name="P41"><text:soft-page-break/>5/25</text:p>
      <text:p text:style-name="P41">1 python 深拷貝：</text:p>
      <text:p text:style-name="P41">今天遇到一個不常見的bug：</text:p>
      <text:p text:style-name="P41">for 裡面有一個 post；</text:p>
      <text:p text:style-name="P41">發現for總是會遍歷的不夠完整；</text:p>
      <text:p text:style-name="P41">一開始一位是post的異步機制導致的，查了半天，後來發現不是；</text:p>
      <text:p text:style-name="P41">是因為使用的list是一個淺拷貝（一般使用 = 符號賦值的時候，都是淺拷貝；我之前使用的c++，所以對於這個copy算是基礎知識；）；</text:p>
      <text:p text:style-name="P41">然後改成使用庫裡自帶的copy.deepcopy()就好了；</text:p>
      <text:p text:style-name="P41">深拷貝：完全解開被copy對象與賦值對象的關係，前者發生改變也不會影響後者；</text:p>
      <text:p text:style-name="P22"/>
      <text:p text:style-name="P22"/>
      <text:p text:style-name="P42">5/26</text:p>
      <text:p text:style-name="P42">1 周報ppt製作：</text:p>
      <text:p text:style-name="P42">工作內容列表；</text:p>
      <text:p text:style-name="P42">每個內容的詳細報告；</text:p>
      <text:p text:style-name="P42">總結：其他完成的和未完成的；</text:p>
      <text:p text:style-name="P51"><text:span text:style-name="T40"/></text:p>
      <text:p text:style-name="P52"><text:span text:style-name="T40">2 讀書</text:span></text:p>
      <text:p text:style-name="P52"><text:soft-page-break/><text:span text:style-name="T40">After working in the banking industry for several years, I started doing consultancy for companies that designed equipment for banks, and then working on other applications of this technology, such as prepayment electricity meters.</text:span></text:p>
      <text:p text:style-name="P53"><text:span text:style-name="T40">（在相關行業一直發展，從銀行業，到銀行相關的資訊服務，到其他的app工作；這裡關鍵詞是：深耕，轉型，拓展；）</text:span></text:p>
      <text:p text:style-name="P42">During the 1990s, the number of applications that employed cryptology rose rapidly: burglar alarms, car door locks, road toll tags, and satellite TV encryption systems all made their appearance.</text:p>
      <text:p text:style-name="P43">（</text:p>
      <text:p text:style-name="P43">加密產品在90年代開始，急速增多；現在比較常見的是<text:span text:style-name="T41">：手機 ，人臉識別，線上支付等；</text:span></text:p>
      <text:p text:style-name="P43">）</text:p>
      <text:p text:style-name="P43"/>
      <text:p text:style-name="P46">3 </text:p>
      <text:p text:style-name="P46">最近看到一個短視頻<text:span text:style-name="T44">：</text:span></text:p>
      <text:p text:style-name="P46">一個公司的女總經理<text:span text:style-name="T44">（名字：脫不花）說：她招人的時候，很重視判斷力，有判斷力的人很難找；</text:span></text:p>
      <text:p text:style-name="P46">判斷能力強，也是一個重要的優點<text:span text:style-name="T44">：</text:span></text:p>
      <text:p text:style-name="P46"/>
      <text:p text:style-name="P46"><text:soft-page-break/>重視判斷力 <text:span text:style-name="T43">vs 重視努力 </text:span></text:p>
      <text:p text:style-name="P45"><text:span text:style-name="T43">輕鬆的自主 vs 勤勞的盲從</text:span></text:p>
      <text:p text:style-name="P45"/>
      <text:p text:style-name="P45">判斷力有多重要<text:span text:style-name="T43">？</text:span></text:p>
      <text:p text:style-name="P44">高考完之後<text:span text:style-name="T42">，拿到分數，選哪個大學？選哪個專業？</text:span></text:p>
      <text:p text:style-name="P44">大學的時候<text:span text:style-name="T42">，選擇學習哪個部分？</text:span></text:p>
      <text:p text:style-name="P44">工作的時候<text:span text:style-name="T42">，哪個城市，找哪個領域，哪種職業？</text:span></text:p>
      <text:p text:style-name="P44">如果把努力程度比做走路速度的話<text:span text:style-name="T42">，那摩判斷力高低就決定了你的方向是否是你想要的；</text:span></text:p>
      <text:p text:style-name="P45">拆分判斷<text:span text:style-name="T42">：</text:span></text:p>
      <text:p text:style-name="P45"><text:span text:style-name="T42">p</text:span><text:span text:style-name="T43">1：</text:span><text:span text:style-name="T42">分辨</text:span><text:span text:style-name="T43">（A是A，B是B，A和B的共同點，不同點是什麼）</text:span><text:span text:style-name="T42">，</text:span></text:p>
      <text:p text:style-name="P45"><text:span text:style-name="T42">p</text:span><text:span text:style-name="T43">2：</text:span><text:span text:style-name="T42">細節</text:span><text:span text:style-name="T43">（A的整體，局部，細節，特點，給人的印象是什麼）</text:span><text:span text:style-name="T42">，</text:span></text:p>
      <text:p text:style-name="P45"><text:span text:style-name="T42">p</text:span><text:span text:style-name="T43">3：</text:span><text:span text:style-name="T42">客觀</text:span><text:span text:style-name="T43">（多角度看待：俯視看A，是這樣的，仰視看A是那樣的）</text:span><text:span text:style-name="T42">，</text:span></text:p>
      <text:p text:style-name="P45"><text:span text:style-name="T42">p</text:span><text:span text:style-name="T43">4：</text:span><text:span text:style-name="T42">整合觀點</text:span><text:span text:style-name="T43">（甲對A的觀點是甲A，乙對A的觀點是乙A，我對A的觀點是「我甲乙」A）</text:span><text:span text:style-name="T42">，</text:span></text:p>
      <text:p text:style-name="P45"><text:span text:style-name="T42">p</text:span><text:span text:style-name="T43">5：</text:span><text:span text:style-name="T42">有明確的長遠目標</text:span><text:span text:style-name="T43">（我是為了通過適合我的字母，找到一個適合的名字，所以才需要了解A和B）</text:span><text:span text:style-name="T42">；</text:span></text:p>
      <text:p text:style-name="P45"/>
      <text:p text:style-name="P45"><text:soft-page-break/>提升判斷力<text:span text:style-name="T43">：</text:span>刻意練習上面幾項<text:span text:style-name="T43">，形成肌肉記憶；</text:span></text:p>
      <text:p text:style-name="P45"/>
      <text:p text:style-name="P47">4 web3.0</text:p>
      <text:p text:style-name="P47"><text:a xlink:type="simple" xlink:href="https://www.stockfeel.com.tw/web3-去中心化-虛擬貨幣-區塊鏈/" text:style-name="Internet_20_link" text:visited-style-name="Visited_20_Internet_20_Link">https://www.stockfeel.com.tw/web3-%E5%8E%BB%E4%B8%AD%E5%BF%83%E5%8C%96-%E8%99%9B%E6%93%AC%E8%B2%A8%E5%B9%A3-%E5%8D%80%E5%A1%8A%E9%8F%88/</text:a></text:p>
      <text:p text:style-name="P47"/>
      <text:p text:style-name="P48">5/29</text:p>
      <text:p text:style-name="P48">1 更新在領英的簡歷；</text:p>
      <text:p text:style-name="P48"/>
      <text:p text:style-name="P49">5/30</text:p>
      <text:p text:style-name="P49">1 html的重點在於實現可視化的表格：</text:p>
      <text:p text:style-name="P49"/>
      <text:p text:style-name="P49"><text:a xlink:type="simple" xlink:href="https://developer.mozilla.org/zh-TW/docs/Learn/HTML/Tables/Basics" text:style-name="Internet_20_link" text:visited-style-name="Visited_20_Internet_20_Link">https://developer.mozilla.org/zh-TW/docs/Learn/HTML/Tables/Basics</text:a></text:p>
      <text:p text:style-name="P49"/>
      <text:p text:style-name="P49">樣式等排版的工作<text:span text:style-name="T45">，主要交給css實現；</text:span></text:p>
      <text:p text:style-name="P50">（我之前的習慣是避開css，現在改一下，需要養成習慣）</text:p>
      <text:p text:style-name="P50"/>
      <text:p text:style-name="P54"><text:span text:style-name="T46">簡單來說，使用表格排版而非使用</text:span><text:a xlink:type="simple" xlink:href="https://developer.mozilla.org/zh-TW/docs/Learn/CSS/CSS_layout" text:style-name="Internet_20_link" text:visited-style-name="Visited_20_Internet_20_Link"><text:span text:style-name="T47">CSS</text:span></text:a><text:a xlink:type="simple" xlink:href="https://developer.mozilla.org/zh-TW/docs/Learn/CSS/CSS_layout" text:style-name="Internet_20_link" text:visited-style-name="Visited_20_Internet_20_Link"><text:span text:style-name="T49">排版技術</text:span></text:a><text:span text:style-name="T46">是一件很糟的事情。</text:span><text:span text:style-name="T48"><text:line-break/></text:span><text:span text:style-name="T46">下列是主要原因</text:span><text:span text:style-name="T48">:</text:span></text:p>
      <text:list xml:id="list3765767" text:style-name="L6">
        <text:list-item>
          <text:p text:style-name="P62"><text:span text:style-name="Strong_20_Emphasis"><text:span text:style-name="T14">表格排版會減少對視障使用者的輔助 </text:span></text:span><text:span text:style-name="T12">: </text:span><text:span text:style-name="T14">視障者使用的</text:span><text:a xlink:type="simple" xlink:href="https://developer.mozilla.org/en-US/docs/Learn/Tools_and_testing/Cross_browser_testing/Accessibility" text:style-name="Internet_20_link" text:visited-style-name="Visited_20_Internet_20_Link"><text:span text:style-name="T16">螢幕閱讀器 </text:span></text:a><text:a xlink:type="simple" xlink:href="https://developer.mozilla.org/en-US/docs/Learn/Tools_and_testing/Cross_browser_testing/Accessibility" text:style-name="Internet_20_link" text:visited-style-name="Visited_20_Internet_20_Link"><text:span text:style-name="T10">(en-US)</text:span></text:a><text:span text:style-name="T14">會翻譯存在於</text:span><text:span text:style-name="T12">HTML</text:span><text:span text:style-name="T14">網頁的標籤並對使用者念出內容。由於表格並不是正確的排版工具，並且標示方式遠複雜於</text:span><text:span text:style-name="T12">CSS</text:span><text:span text:style-name="T14">排版技術，所以螢幕閱讀器輸出的內容會使他們的使用者感到困惑。</text:span></text:p>
        </text:list-item>
        <text:list-item>
          <text:p text:style-name="P62"><text:soft-page-break/><text:span text:style-name="Strong_20_Emphasis"><text:span text:style-name="T14">表格會產生標籤雜燴</text:span></text:span><text:span text:style-name="Strong_20_Emphasis"><text:span text:style-name="T12">(tag soup)</text:span></text:span><text:span text:style-name="T12">: </text:span><text:span text:style-name="T14">就像上面提到的，表格排版通常會比一般適當的輸出技術包含更複雜的標籤結構。這會導致程式碼本身更難撰寫、維護及</text:span><text:span text:style-name="T12">debug</text:span><text:span text:style-name="T14">。</text:span></text:p>
        </text:list-item>
        <text:list-item>
          <text:p text:style-name="P62"><text:span text:style-name="Strong_20_Emphasis"><text:span text:style-name="T14">表格不會自適應</text:span></text:span><text:span text:style-name="Strong_20_Emphasis"><text:span text:style-name="T12">(automatically responsive)</text:span></text:span><text:span text:style-name="T12">: </text:span><text:span text:style-name="T14">當你使用合適的排版容器</text:span><text:span text:style-name="T12">(</text:span><text:span text:style-name="T14">像是</text:span><text:span text:style-name="T12">{htmlelement("header")}, </text:span><text:a xlink:type="simple" xlink:href="https://developer.mozilla.org/en-US/docs/Web/HTML/Element/section" text:style-name="Internet_20_link" text:visited-style-name="Visited_20_Internet_20_Link"><text:span text:style-name="Source_20_Text"><text:span text:style-name="T11">&lt;section&gt;</text:span></text:span></text:a><text:a xlink:type="simple" xlink:href="https://developer.mozilla.org/en-US/docs/Web/HTML/Element/section" text:style-name="Internet_20_link" text:visited-style-name="Visited_20_Internet_20_Link"><text:span text:style-name="T10"> </text:span></text:a><text:a xlink:type="simple" xlink:href="https://developer.mozilla.org/en-US/docs/Web/HTML/Element/section" text:style-name="Internet_20_link" text:visited-style-name="Visited_20_Internet_20_Link"><text:span text:style-name="T13">(en-US)</text:span></text:a><text:span text:style-name="T12">) </text:span><text:span text:style-name="T14">或是 </text:span><text:a xlink:type="simple" xlink:href="https://developer.mozilla.org/zh-TW/docs/Web/HTML/Element/div" text:style-name="Internet_20_link" text:visited-style-name="Visited_20_Internet_20_Link"><text:span text:style-name="Source_20_Text"><text:span text:style-name="T11">&lt;div&gt;</text:span></text:span></text:a><text:span text:style-name="T12">),</text:span><text:span text:style-name="T14">它們的寬度相對於父層預設為</text:span><text:span text:style-name="T12">100%</text:span><text:span text:style-name="T14">，而表格的預設大小是依據它們的內容物，所以當表格樣式要有效的在不同的裝置之間運行時，會需要做額外的測量調整。</text:span></text:p>
        </text:list-item>
      </text:list>
      <text:p text:style-name="P60"><text:span text:style-name="T14"/></text:p>
      <text:p text:style-name="P63"><text:span text:style-name="T15">關鍵語法： </text:span></text:p>
      <text:p text:style-name="P63"><text:span text:style-name="T15">&lt;tb&gt;&lt;/tb&gt; 是table的意思；</text:span></text:p>
      <text:p text:style-name="P63"><text:span text:style-name="T15">&lt;tr&gt;&lt;/tr&gt;是行的意思；</text:span></text:p>
      <text:p text:style-name="P63"><text:span text:style-name="T15">&lt;td&gt;&lt;/td&gt;是內容的意思；</text:span></text:p>
      <text:p text:style-name="P63"><text:span text:style-name="T15">一般情況 下的層次，就是按照上面的順序層次，包下去的；</text:span></text:p>
      <text:p text:style-name="P63"><text:span text:style-name="T15"/></text:p>
      <text:p text:style-name="P64"><text:span text:style-name="T15">2 model</text:span></text:p>
      <text:p text:style-name="P64"><text:span text:style-name="T15"/></text:p>
      <text:p text:style-name="P64"><text:a xlink:type="simple" xlink:href="https://developer.mozilla.org/zh-TW/docs/Learn/Server-side/Django/Models" text:style-name="Internet_20_link" text:visited-style-name="Visited_20_Internet_20_Link"><text:span text:style-name="T15">https://developer.mozilla.org/zh-TW/docs/Learn/Server-side/Django/Models</text:span></text:a></text:p>
      <text:p text:style-name="P64"><text:span text:style-name="T15"/></text:p>
      <text:p text:style-name="P64"><text:span text:style-name="T15">（由於模型的設計也是構建資料結構的：</text:span></text:p>
      <text:p text:style-name="P64"><text:span text:style-name="T15">可以認為: model是為了資料庫設計的資料結構，html是為了把這些資料顯示在browser中的；</text:span></text:p>
      <text:p text:style-name="P64"><text:span text:style-name="T15">這樣就不會有一種重複的感覺了；</text:span></text:p>
      <text:p text:style-name="P64"><text:span text:style-name="T15">我之前寫的代碼中，這些內容會用struct，或者dict來表示，但是之後要改成model的方式設計資料了；model就像是class一樣，有自己的屬性，方法等；</text:span></text:p>
      <text:p text:style-name="P64"><text:soft-page-break/><text:span text:style-name="T1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BlinkMacSystemFont, 'Segoe UI', Roboto, Oxygen, Ubuntu, Cantarell, 'Fira Sans', 'Droid Sans', 'Helvetica Neue', sans-sans"/>
    <style:font-face style:name="Lohit Devanagari2" svg:font-family="'Lohit Devanagari'"/>
    <style:font-face style:name="arial" svg:font-family="arial, sans-serif"/>
    <style:font-face style:name="sans-serif" svg:font-family="sans-serif"/>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erif1" svg:font-family="'Liberation Serif', 'Times New Roman'"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erif1" style:font-family-complex="'Liberation Serif', 'Times New Roman'"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erif1" style:font-family-complex="'Liberation Serif', 'Times New Roman'"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mphasis"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erif1" style:font-family-complex="'Liberation Serif', 'Times New Roman'" style:font-family-generic-complex="system" style:font-pitch-complex="variable" style:font-size-complex="12pt"/>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erif1" style:font-family-complex="'Liberation Serif', 'Times New Roman'" style:font-family-generic-complex="system" style:font-pitch-complex="variable" style:font-size-complex="12pt"/>
    </style:style>
    <style:style style:name="Source_20_Text" style:display-name="Source Text"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Visited_20_Internet_20_Link" style:display-name="Visited Internet Link" style:family="paragraph" style:default-outline-level="">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3T10:25:35.010537933</meta:creation-date>
    <meta:generator>LibreOffice/6.4.7.2$Linux_X86_64 LibreOffice_project/40$Build-2</meta:generator>
    <dc:date>2022-05-30T11:52:33.489679447</dc:date>
    <meta:editing-duration>P8DT15H4M13S</meta:editing-duration>
    <meta:editing-cycles>38</meta:editing-cycles>
    <meta:document-statistic meta:table-count="0" meta:image-count="0" meta:object-count="0" meta:page-count="19" meta:paragraph-count="239" meta:word-count="4571" meta:character-count="11777" meta:non-whitespace-character-count="10696"/>
  </office:meta>
</office:document-meta>
</file>